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38.3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erf_vectorization" table:style-name="ta1">
        <table:shapes>
          <draw:frame draw:z-index="0" draw:style-name="gr1" draw:text-style-name="P1" svg:width="159.97mm" svg:height="94.77mm" svg:x="14.29mm" svg:y="138.3mm">
            <loext:p draw:notify-on-update-of-ranges="perf_vectorization.B13:perf_vectorization.B22 perf_vectorization.C13:perf_vectorization.C22 perf_vectorization.E13:perf_vectorization.E22 perf_vectorization.G13:perf_vectorization.G22 perf_vectorization.I13:perf_vectorization.I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4.77mm" svg:x="180.04mm" svg:y="136.55mm">
            <loext:p draw:notify-on-update-of-ranges="perf_vectorization.B13:perf_vectorization.B22 perf_vectorization.D13:perf_vectorization.D22 perf_vectorization.F13:perf_vectorization.F22 perf_vectorization.H13:perf_vectorization.H22 perf_vectorization.J13:perf_vectorization.J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#CELLS</text:p>
          </table:table-cell>
          <table:table-cell table:style-name="ce1" office:value-type="string" calcext:value-type="string">
            <text:p>3.array_bool</text:p>
          </table:table-cell>
          <table:table-cell table:style-name="ce1" office:value-type="string" calcext:value-type="string">
            <text:p>3.array_bool_phi</text:p>
          </table:table-cell>
          <table:table-cell table:style-name="ce1" office:value-type="string" calcext:value-type="string">
            <text:p>4.vector_bool</text:p>
          </table:table-cell>
          <table:table-cell table:style-name="ce1" office:value-type="string" calcext:value-type="string">
            <text:p>4.vector_bool_phi</text:p>
          </table:table-cell>
          <table:table-cell table:style-name="ce1" office:value-type="string" calcext:value-type="string">
            <text:p>5.array_bitset</text:p>
          </table:table-cell>
          <table:table-cell table:style-name="ce1" office:value-type="string" calcext:value-type="string">
            <text:p>5.array_bitset_phi</text:p>
          </table:table-cell>
          <table:table-cell table:style-name="ce1" office:value-type="string" calcext:value-type="string">
            <text:p>6.dynamic_bitset</text:p>
          </table:table-cell>
          <table:table-cell table:style-name="ce1" office:value-type="string" calcext:value-type="string">
            <text:p>6.dynamic_bitset_phi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015" calcext:value-type="float">
            <text:p>4015</text:p>
          </table:table-cell>
          <table:table-cell table:style-name="ce3" office:value-type="float" office:value="51532" calcext:value-type="float">
            <text:p>51532</text:p>
          </table:table-cell>
          <table:table-cell table:style-name="ce3" office:value-type="float" office:value="39847" calcext:value-type="float">
            <text:p>39847</text:p>
          </table:table-cell>
          <table:table-cell office:value-type="float" office:value="149488" calcext:value-type="float">
            <text:p>149488</text:p>
          </table:table-cell>
          <table:table-cell table:style-name="ce3" office:value-type="float" office:value="29594" calcext:value-type="float">
            <text:p>29594</text:p>
          </table:table-cell>
          <table:table-cell table:style-name="ce3" office:value-type="float" office:value="104892" calcext:value-type="float">
            <text:p>104892</text:p>
          </table:table-cell>
          <table:table-cell table:style-name="ce3" office:value-type="float" office:value="38729" calcext:value-type="float">
            <text:p>38729</text:p>
          </table:table-cell>
          <table:table-cell table:style-name="ce3" office:value-type="float" office:value="148508" calcext:value-type="float">
            <text:p>14850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36872" calcext:value-type="float">
            <text:p>36872</text:p>
          </table:table-cell>
          <table:table-cell table:style-name="ce3" office:value-type="float" office:value="206367" calcext:value-type="float">
            <text:p>206367</text:p>
          </table:table-cell>
          <table:table-cell table:style-name="ce3" office:value-type="float" office:value="115641" calcext:value-type="float">
            <text:p>115641</text:p>
          </table:table-cell>
          <table:table-cell office:value-type="float" office:value="589351" calcext:value-type="float">
            <text:p>589351</text:p>
          </table:table-cell>
          <table:table-cell table:style-name="ce3" office:value-type="float" office:value="82487" calcext:value-type="float">
            <text:p>82487</text:p>
          </table:table-cell>
          <table:table-cell table:style-name="ce3" office:value-type="float" office:value="419921" calcext:value-type="float">
            <text:p>419921</text:p>
          </table:table-cell>
          <table:table-cell table:style-name="ce3" office:value-type="float" office:value="110824" calcext:value-type="float">
            <text:p>110824</text:p>
          </table:table-cell>
          <table:table-cell table:style-name="ce3" office:value-type="float" office:value="585732" calcext:value-type="float">
            <text:p>58573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71093" calcext:value-type="float">
            <text:p>71093</text:p>
          </table:table-cell>
          <table:table-cell table:style-name="ce3" office:value-type="float" office:value="464304" calcext:value-type="float">
            <text:p>464304</text:p>
          </table:table-cell>
          <table:table-cell table:style-name="ce3" office:value-type="float" office:value="161672" calcext:value-type="float">
            <text:p>161672</text:p>
          </table:table-cell>
          <table:table-cell office:value-type="float" office:value="1318160" calcext:value-type="float">
            <text:p>1318160</text:p>
          </table:table-cell>
          <table:table-cell table:style-name="ce3" office:value-type="float" office:value="130167" calcext:value-type="float">
            <text:p>130167</text:p>
          </table:table-cell>
          <table:table-cell table:style-name="ce3" office:value-type="float" office:value="785645" calcext:value-type="float">
            <text:p>785645</text:p>
          </table:table-cell>
          <table:table-cell table:style-name="ce3" office:value-type="float" office:value="171617" calcext:value-type="float">
            <text:p>171617</text:p>
          </table:table-cell>
          <table:table-cell table:style-name="ce3" office:value-type="float" office:value="1309375" calcext:value-type="float">
            <text:p>130937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118062" calcext:value-type="float">
            <text:p>118062</text:p>
          </table:table-cell>
          <table:table-cell table:style-name="ce3" office:value-type="float" office:value="831028" calcext:value-type="float">
            <text:p>831028</text:p>
          </table:table-cell>
          <table:table-cell table:style-name="ce3" office:value-type="float" office:value="268558" calcext:value-type="float">
            <text:p>268558</text:p>
          </table:table-cell>
          <table:table-cell office:value-type="float" office:value="2337314" calcext:value-type="float">
            <text:p>2337314</text:p>
          </table:table-cell>
          <table:table-cell table:style-name="ce3" office:value-type="float" office:value="206770" calcext:value-type="float">
            <text:p>206770</text:p>
          </table:table-cell>
          <table:table-cell table:style-name="ce3" office:value-type="float" office:value="1466051" calcext:value-type="float">
            <text:p>1466051</text:p>
          </table:table-cell>
          <table:table-cell table:style-name="ce3" office:value-type="float" office:value="257802" calcext:value-type="float">
            <text:p>257802</text:p>
          </table:table-cell>
          <table:table-cell table:style-name="ce3" office:value-type="float" office:value="2321818" calcext:value-type="float">
            <text:p>232181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float" office:value="126079" calcext:value-type="float">
            <text:p>126079</text:p>
          </table:table-cell>
          <table:table-cell table:style-name="ce3" office:value-type="float" office:value="1306169" calcext:value-type="float">
            <text:p>1306169</text:p>
          </table:table-cell>
          <table:table-cell table:style-name="ce3" office:value-type="float" office:value="417231" calcext:value-type="float">
            <text:p>417231</text:p>
          </table:table-cell>
          <table:table-cell office:value-type="float" office:value="3646190" calcext:value-type="float">
            <text:p>3646190</text:p>
          </table:table-cell>
          <table:table-cell table:style-name="ce3" office:value-type="float" office:value="254955" calcext:value-type="float">
            <text:p>254955</text:p>
          </table:table-cell>
          <table:table-cell table:style-name="ce3" office:value-type="float" office:value="2094062" calcext:value-type="float">
            <text:p>2094062</text:p>
          </table:table-cell>
          <table:table-cell table:style-name="ce3" office:value-type="float" office:value="402905" calcext:value-type="float">
            <text:p>402905</text:p>
          </table:table-cell>
          <table:table-cell table:style-name="ce3" office:value-type="float" office:value="3622710" calcext:value-type="float">
            <text:p>362271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3" office:value-type="float" office:value="167159" calcext:value-type="float">
            <text:p>167159</text:p>
          </table:table-cell>
          <table:table-cell table:style-name="ce3" office:value-type="float" office:value="1895019" calcext:value-type="float">
            <text:p>1895019</text:p>
          </table:table-cell>
          <table:table-cell table:style-name="ce3" office:value-type="float" office:value="598276" calcext:value-type="float">
            <text:p>598276</text:p>
          </table:table-cell>
          <table:table-cell office:value-type="float" office:value="5245059" calcext:value-type="float">
            <text:p>5245059</text:p>
          </table:table-cell>
          <table:table-cell table:style-name="ce3" office:value-type="float" office:value="378195" calcext:value-type="float">
            <text:p>378195</text:p>
          </table:table-cell>
          <table:table-cell table:style-name="ce3" office:value-type="float" office:value="3138781" calcext:value-type="float">
            <text:p>3138781</text:p>
          </table:table-cell>
          <table:table-cell table:style-name="ce3" office:value-type="float" office:value="578708" calcext:value-type="float">
            <text:p>578708</text:p>
          </table:table-cell>
          <table:table-cell table:style-name="ce3" office:value-type="float" office:value="5211007" calcext:value-type="float">
            <text:p>521100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3" office:value-type="float" office:value="236739" calcext:value-type="float">
            <text:p>236739</text:p>
          </table:table-cell>
          <table:table-cell table:style-name="ce3" office:value-type="float" office:value="2583820" calcext:value-type="float">
            <text:p>2583820</text:p>
          </table:table-cell>
          <table:table-cell table:style-name="ce3" office:value-type="float" office:value="813027" calcext:value-type="float">
            <text:p>813027</text:p>
          </table:table-cell>
          <table:table-cell office:value-type="float" office:value="7216620" calcext:value-type="float">
            <text:p>7216620</text:p>
          </table:table-cell>
          <table:table-cell table:style-name="ce3" office:value-type="float" office:value="486067" calcext:value-type="float">
            <text:p>486067</text:p>
          </table:table-cell>
          <table:table-cell table:style-name="ce3" office:value-type="float" office:value="4094125" calcext:value-type="float">
            <text:p>4094125</text:p>
          </table:table-cell>
          <table:table-cell table:style-name="ce3" office:value-type="float" office:value="787187" calcext:value-type="float">
            <text:p>787187</text:p>
          </table:table-cell>
          <table:table-cell table:style-name="ce3" office:value-type="float" office:value="7086519" calcext:value-type="float">
            <text:p>708651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3" office:value-type="float" office:value="276997" calcext:value-type="float">
            <text:p>276997</text:p>
          </table:table-cell>
          <table:table-cell table:style-name="ce3" office:value-type="float" office:value="3377001" calcext:value-type="float">
            <text:p>3377001</text:p>
          </table:table-cell>
          <table:table-cell table:style-name="ce3" office:value-type="float" office:value="1061033" calcext:value-type="float">
            <text:p>1061033</text:p>
          </table:table-cell>
          <table:table-cell office:value-type="float" office:value="9311510" calcext:value-type="float">
            <text:p>9311510</text:p>
          </table:table-cell>
          <table:table-cell table:style-name="ce3" office:value-type="float" office:value="655997" calcext:value-type="float">
            <text:p>655997</text:p>
          </table:table-cell>
          <table:table-cell table:style-name="ce3" office:value-type="float" office:value="5438228" calcext:value-type="float">
            <text:p>5438228</text:p>
          </table:table-cell>
          <table:table-cell table:style-name="ce3" office:value-type="float" office:value="1027905" calcext:value-type="float">
            <text:p>1027905</text:p>
          </table:table-cell>
          <table:table-cell table:style-name="ce3" office:value-type="float" office:value="9250585" calcext:value-type="float">
            <text:p>9250585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office:value-type="float" office:value="810000" calcext:value-type="float">
            <text:p>810000</text:p>
          </table:table-cell>
          <table:table-cell table:style-name="ce3" office:value-type="float" office:value="357906" calcext:value-type="float">
            <text:p>357906</text:p>
          </table:table-cell>
          <table:table-cell table:style-name="ce3" office:value-type="float" office:value="4283857" calcext:value-type="float">
            <text:p>4283857</text:p>
          </table:table-cell>
          <table:table-cell table:style-name="ce3" office:value-type="float" office:value="1345897" calcext:value-type="float">
            <text:p>1345897</text:p>
          </table:table-cell>
          <table:table-cell office:value-type="float" office:value="11779454" calcext:value-type="float">
            <text:p>11779454</text:p>
          </table:table-cell>
          <table:table-cell table:style-name="ce3" office:value-type="float" office:value="851153" calcext:value-type="float">
            <text:p>851153</text:p>
          </table:table-cell>
          <table:table-cell table:style-name="ce3" office:value-type="float" office:value="7057274" calcext:value-type="float">
            <text:p>7057274</text:p>
          </table:table-cell>
          <table:table-cell table:style-name="ce3" office:value-type="float" office:value="1303212" calcext:value-type="float">
            <text:p>1303212</text:p>
          </table:table-cell>
          <table:table-cell table:style-name="ce3" office:value-type="float" office:value="11702550" calcext:value-type="float">
            <text:p>1170255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30597" calcext:value-type="float">
            <text:p>430597</text:p>
          </table:table-cell>
          <table:table-cell table:style-name="ce3" office:value-type="float" office:value="5293259" calcext:value-type="float">
            <text:p>5293259</text:p>
          </table:table-cell>
          <table:table-cell table:style-name="ce3" office:value-type="float" office:value="1665932" calcext:value-type="float">
            <text:p>1665932</text:p>
          </table:table-cell>
          <table:table-cell office:value-type="float" office:value="14539129" calcext:value-type="float">
            <text:p>14539129</text:p>
          </table:table-cell>
          <table:table-cell table:style-name="ce3" office:value-type="float" office:value="1011136" calcext:value-type="float">
            <text:p>1011136</text:p>
          </table:table-cell>
          <table:table-cell table:style-name="ce3" office:value-type="float" office:value="8363243" calcext:value-type="float">
            <text:p>8363243</text:p>
          </table:table-cell>
          <table:table-cell table:style-name="ce3" office:value-type="float" office:value="1610832" calcext:value-type="float">
            <text:p>1610832</text:p>
          </table:table-cell>
          <table:table-cell table:style-name="ce3" office:value-type="float" office:value="14443704" calcext:value-type="float">
            <text:p>144437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#CELLS</text:p>
            <text:p>(10^4)</text:p>
          </table:table-cell>
          <table:table-cell table:style-name="ce1" office:value-type="string" calcext:value-type="string">
            <text:p>3.array_bool</text:p>
            <text:p>(sec)</text:p>
          </table:table-cell>
          <table:table-cell table:style-name="ce1" office:value-type="string" calcext:value-type="string">
            <text:p>3.array_bool_phi</text:p>
            <text:p><text:span text:style-name="T1">(sec)</text:span></text:p>
          </table:table-cell>
          <table:table-cell table:style-name="ce1" office:value-type="string" calcext:value-type="string">
            <text:p>4.vector_bool</text:p>
            <text:p><text:span text:style-name="T1">(sec)</text:span></text:p>
          </table:table-cell>
          <table:table-cell table:style-name="ce1" office:value-type="string" calcext:value-type="string">
            <text:p>4.vector_bool_phi</text:p>
            <text:p><text:span text:style-name="T1">(sec)</text:span></text:p>
          </table:table-cell>
          <table:table-cell table:style-name="ce1" office:value-type="string" calcext:value-type="string">
            <text:p>5.array_bitset</text:p>
            <text:p><text:span text:style-name="T1">(sec)</text:span></text:p>
          </table:table-cell>
          <table:table-cell table:style-name="ce1" office:value-type="string" calcext:value-type="string">
            <text:p>5.array_bitset_phi</text:p>
            <text:p><text:span text:style-name="T1">(sec)</text:span></text:p>
          </table:table-cell>
          <table:table-cell table:style-name="ce1" office:value-type="string" calcext:value-type="string">
            <text:p>6.dynamic_bitset</text:p>
            <text:p><text:span text:style-name="T1">(sec)</text:span></text:p>
          </table:table-cell>
          <table:table-cell table:style-name="ce1" office:value-type="string" calcext:value-type="string">
            <text:p>6.dynamic_bitset_phi</text:p>
            <text:p><text:span text:style-name="T1">(sec)</text:span>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B2]/10000" office:value-type="float" office:value="1" calcext:value-type="float">
            <text:p>1</text:p>
          </table:table-cell>
          <table:table-cell table:style-name="ce4" table:formula="of:=[.C2]/1000000" office:value-type="float" office:value="0.004015" calcext:value-type="float">
            <text:p>0,004015</text:p>
          </table:table-cell>
          <table:table-cell table:style-name="ce4" table:formula="of:=[.D2]/1000000" office:value-type="float" office:value="0.051532" calcext:value-type="float">
            <text:p>0,051532</text:p>
          </table:table-cell>
          <table:table-cell table:style-name="ce4" table:formula="of:=[.E2]/1000000" office:value-type="float" office:value="0.039847" calcext:value-type="float">
            <text:p>0,039847</text:p>
          </table:table-cell>
          <table:table-cell table:style-name="ce4" table:formula="of:=[.F2]/1000000" office:value-type="float" office:value="0.149488" calcext:value-type="float">
            <text:p>0,149488</text:p>
          </table:table-cell>
          <table:table-cell table:style-name="ce4" table:formula="of:=[.G2]/1000000" office:value-type="float" office:value="0.029594" calcext:value-type="float">
            <text:p>0,029594</text:p>
          </table:table-cell>
          <table:table-cell table:style-name="ce4" table:formula="of:=[.H2]/1000000" office:value-type="float" office:value="0.104892" calcext:value-type="float">
            <text:p>0,104892</text:p>
          </table:table-cell>
          <table:table-cell table:style-name="ce4" table:formula="of:=[.I2]/1000000" office:value-type="float" office:value="0.038729" calcext:value-type="float">
            <text:p>0,038729</text:p>
          </table:table-cell>
          <table:table-cell table:style-name="ce4" table:formula="of:=[.J2]/1000000" office:value-type="float" office:value="0.148508" calcext:value-type="float">
            <text:p>0,14850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[.B3]/10000" office:value-type="float" office:value="4" calcext:value-type="float">
            <text:p>4</text:p>
          </table:table-cell>
          <table:table-cell table:style-name="ce4" table:formula="of:=[.C3]/1000000" office:value-type="float" office:value="0.036872" calcext:value-type="float">
            <text:p>0,036872</text:p>
          </table:table-cell>
          <table:table-cell table:style-name="ce4" table:formula="of:=[.D3]/1000000" office:value-type="float" office:value="0.206367" calcext:value-type="float">
            <text:p>0,206367</text:p>
          </table:table-cell>
          <table:table-cell table:style-name="ce4" table:formula="of:=[.E3]/1000000" office:value-type="float" office:value="0.115641" calcext:value-type="float">
            <text:p>0,115641</text:p>
          </table:table-cell>
          <table:table-cell table:style-name="ce4" table:formula="of:=[.F3]/1000000" office:value-type="float" office:value="0.589351" calcext:value-type="float">
            <text:p>0,589351</text:p>
          </table:table-cell>
          <table:table-cell table:style-name="ce4" table:formula="of:=[.G3]/1000000" office:value-type="float" office:value="0.082487" calcext:value-type="float">
            <text:p>0,082487</text:p>
          </table:table-cell>
          <table:table-cell table:style-name="ce4" table:formula="of:=[.H3]/1000000" office:value-type="float" office:value="0.419921" calcext:value-type="float">
            <text:p>0,419921</text:p>
          </table:table-cell>
          <table:table-cell table:style-name="ce4" table:formula="of:=[.I3]/1000000" office:value-type="float" office:value="0.110824" calcext:value-type="float">
            <text:p>0,110824</text:p>
          </table:table-cell>
          <table:table-cell table:style-name="ce4" table:formula="of:=[.J3]/1000000" office:value-type="float" office:value="0.585732" calcext:value-type="float">
            <text:p>0,58573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table:formula="of:=[.B4]/10000" office:value-type="float" office:value="9" calcext:value-type="float">
            <text:p>9</text:p>
          </table:table-cell>
          <table:table-cell table:style-name="ce4" table:formula="of:=[.C4]/1000000" office:value-type="float" office:value="0.071093" calcext:value-type="float">
            <text:p>0,071093</text:p>
          </table:table-cell>
          <table:table-cell table:style-name="ce4" table:formula="of:=[.D4]/1000000" office:value-type="float" office:value="0.464304" calcext:value-type="float">
            <text:p>0,464304</text:p>
          </table:table-cell>
          <table:table-cell table:style-name="ce4" table:formula="of:=[.E4]/1000000" office:value-type="float" office:value="0.161672" calcext:value-type="float">
            <text:p>0,161672</text:p>
          </table:table-cell>
          <table:table-cell table:style-name="ce4" table:formula="of:=[.F4]/1000000" office:value-type="float" office:value="1.31816" calcext:value-type="float">
            <text:p>1,31816</text:p>
          </table:table-cell>
          <table:table-cell table:style-name="ce4" table:formula="of:=[.G4]/1000000" office:value-type="float" office:value="0.130167" calcext:value-type="float">
            <text:p>0,130167</text:p>
          </table:table-cell>
          <table:table-cell table:style-name="ce4" table:formula="of:=[.H4]/1000000" office:value-type="float" office:value="0.785645" calcext:value-type="float">
            <text:p>0,785645</text:p>
          </table:table-cell>
          <table:table-cell table:style-name="ce4" table:formula="of:=[.I4]/1000000" office:value-type="float" office:value="0.171617" calcext:value-type="float">
            <text:p>0,171617</text:p>
          </table:table-cell>
          <table:table-cell table:style-name="ce4" table:formula="of:=[.J4]/1000000" office:value-type="float" office:value="1.309375" calcext:value-type="float">
            <text:p>1,30937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table:formula="of:=[.B5]/10000" office:value-type="float" office:value="16" calcext:value-type="float">
            <text:p>16</text:p>
          </table:table-cell>
          <table:table-cell table:style-name="ce4" table:formula="of:=[.C5]/1000000" office:value-type="float" office:value="0.118062" calcext:value-type="float">
            <text:p>0,118062</text:p>
          </table:table-cell>
          <table:table-cell table:style-name="ce4" table:formula="of:=[.D5]/1000000" office:value-type="float" office:value="0.831028" calcext:value-type="float">
            <text:p>0,831028</text:p>
          </table:table-cell>
          <table:table-cell table:style-name="ce4" table:formula="of:=[.E5]/1000000" office:value-type="float" office:value="0.268558" calcext:value-type="float">
            <text:p>0,268558</text:p>
          </table:table-cell>
          <table:table-cell table:style-name="ce4" table:formula="of:=[.F5]/1000000" office:value-type="float" office:value="2.337314" calcext:value-type="float">
            <text:p>2,337314</text:p>
          </table:table-cell>
          <table:table-cell table:style-name="ce4" table:formula="of:=[.G5]/1000000" office:value-type="float" office:value="0.20677" calcext:value-type="float">
            <text:p>0,20677</text:p>
          </table:table-cell>
          <table:table-cell table:style-name="ce4" table:formula="of:=[.H5]/1000000" office:value-type="float" office:value="1.466051" calcext:value-type="float">
            <text:p>1,466051</text:p>
          </table:table-cell>
          <table:table-cell table:style-name="ce4" table:formula="of:=[.I5]/1000000" office:value-type="float" office:value="0.257802" calcext:value-type="float">
            <text:p>0,257802</text:p>
          </table:table-cell>
          <table:table-cell table:style-name="ce4" table:formula="of:=[.J5]/1000000" office:value-type="float" office:value="2.321818" calcext:value-type="float">
            <text:p>2,32181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table:formula="of:=[.B6]/10000" office:value-type="float" office:value="25" calcext:value-type="float">
            <text:p>25</text:p>
          </table:table-cell>
          <table:table-cell table:style-name="ce4" table:formula="of:=[.C6]/1000000" office:value-type="float" office:value="0.126079" calcext:value-type="float">
            <text:p>0,126079</text:p>
          </table:table-cell>
          <table:table-cell table:style-name="ce4" table:formula="of:=[.D6]/1000000" office:value-type="float" office:value="1.306169" calcext:value-type="float">
            <text:p>1,306169</text:p>
          </table:table-cell>
          <table:table-cell table:style-name="ce4" table:formula="of:=[.E6]/1000000" office:value-type="float" office:value="0.417231" calcext:value-type="float">
            <text:p>0,417231</text:p>
          </table:table-cell>
          <table:table-cell table:style-name="ce4" table:formula="of:=[.F6]/1000000" office:value-type="float" office:value="3.64619" calcext:value-type="float">
            <text:p>3,64619</text:p>
          </table:table-cell>
          <table:table-cell table:style-name="ce4" table:formula="of:=[.G6]/1000000" office:value-type="float" office:value="0.254955" calcext:value-type="float">
            <text:p>0,254955</text:p>
          </table:table-cell>
          <table:table-cell table:style-name="ce4" table:formula="of:=[.H6]/1000000" office:value-type="float" office:value="2.094062" calcext:value-type="float">
            <text:p>2,094062</text:p>
          </table:table-cell>
          <table:table-cell table:style-name="ce4" table:formula="of:=[.I6]/1000000" office:value-type="float" office:value="0.402905" calcext:value-type="float">
            <text:p>0,402905</text:p>
          </table:table-cell>
          <table:table-cell table:style-name="ce4" table:formula="of:=[.J6]/1000000" office:value-type="float" office:value="3.62271" calcext:value-type="float">
            <text:p>3,62271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table:formula="of:=[.B7]/10000" office:value-type="float" office:value="36" calcext:value-type="float">
            <text:p>36</text:p>
          </table:table-cell>
          <table:table-cell table:style-name="ce4" table:formula="of:=[.C7]/1000000" office:value-type="float" office:value="0.167159" calcext:value-type="float">
            <text:p>0,167159</text:p>
          </table:table-cell>
          <table:table-cell table:style-name="ce4" table:formula="of:=[.D7]/1000000" office:value-type="float" office:value="1.895019" calcext:value-type="float">
            <text:p>1,895019</text:p>
          </table:table-cell>
          <table:table-cell table:style-name="ce4" table:formula="of:=[.E7]/1000000" office:value-type="float" office:value="0.598276" calcext:value-type="float">
            <text:p>0,598276</text:p>
          </table:table-cell>
          <table:table-cell table:style-name="ce4" table:formula="of:=[.F7]/1000000" office:value-type="float" office:value="5.245059" calcext:value-type="float">
            <text:p>5,245059</text:p>
          </table:table-cell>
          <table:table-cell table:style-name="ce4" table:formula="of:=[.G7]/1000000" office:value-type="float" office:value="0.378195" calcext:value-type="float">
            <text:p>0,378195</text:p>
          </table:table-cell>
          <table:table-cell table:style-name="ce4" table:formula="of:=[.H7]/1000000" office:value-type="float" office:value="3.138781" calcext:value-type="float">
            <text:p>3,138781</text:p>
          </table:table-cell>
          <table:table-cell table:style-name="ce4" table:formula="of:=[.I7]/1000000" office:value-type="float" office:value="0.578708" calcext:value-type="float">
            <text:p>0,578708</text:p>
          </table:table-cell>
          <table:table-cell table:style-name="ce4" table:formula="of:=[.J7]/1000000" office:value-type="float" office:value="5.211007" calcext:value-type="float">
            <text:p>5,21100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table:formula="of:=[.B8]/10000" office:value-type="float" office:value="49" calcext:value-type="float">
            <text:p>49</text:p>
          </table:table-cell>
          <table:table-cell table:style-name="ce4" table:formula="of:=[.C8]/1000000" office:value-type="float" office:value="0.236739" calcext:value-type="float">
            <text:p>0,236739</text:p>
          </table:table-cell>
          <table:table-cell table:style-name="ce4" table:formula="of:=[.D8]/1000000" office:value-type="float" office:value="2.58382" calcext:value-type="float">
            <text:p>2,58382</text:p>
          </table:table-cell>
          <table:table-cell table:style-name="ce4" table:formula="of:=[.E8]/1000000" office:value-type="float" office:value="0.813027" calcext:value-type="float">
            <text:p>0,813027</text:p>
          </table:table-cell>
          <table:table-cell table:style-name="ce4" table:formula="of:=[.F8]/1000000" office:value-type="float" office:value="7.21662" calcext:value-type="float">
            <text:p>7,21662</text:p>
          </table:table-cell>
          <table:table-cell table:style-name="ce4" table:formula="of:=[.G8]/1000000" office:value-type="float" office:value="0.486067" calcext:value-type="float">
            <text:p>0,486067</text:p>
          </table:table-cell>
          <table:table-cell table:style-name="ce4" table:formula="of:=[.H8]/1000000" office:value-type="float" office:value="4.094125" calcext:value-type="float">
            <text:p>4,094125</text:p>
          </table:table-cell>
          <table:table-cell table:style-name="ce4" table:formula="of:=[.I8]/1000000" office:value-type="float" office:value="0.787187" calcext:value-type="float">
            <text:p>0,787187</text:p>
          </table:table-cell>
          <table:table-cell table:style-name="ce4" table:formula="of:=[.J8]/1000000" office:value-type="float" office:value="7.086519" calcext:value-type="float">
            <text:p>7,08651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table:formula="of:=[.B9]/10000" office:value-type="float" office:value="64" calcext:value-type="float">
            <text:p>64</text:p>
          </table:table-cell>
          <table:table-cell table:style-name="ce4" table:formula="of:=[.C9]/1000000" office:value-type="float" office:value="0.276997" calcext:value-type="float">
            <text:p>0,276997</text:p>
          </table:table-cell>
          <table:table-cell table:style-name="ce4" table:formula="of:=[.D9]/1000000" office:value-type="float" office:value="3.377001" calcext:value-type="float">
            <text:p>3,377001</text:p>
          </table:table-cell>
          <table:table-cell table:style-name="ce4" table:formula="of:=[.E9]/1000000" office:value-type="float" office:value="1.061033" calcext:value-type="float">
            <text:p>1,061033</text:p>
          </table:table-cell>
          <table:table-cell table:style-name="ce4" table:formula="of:=[.F9]/1000000" office:value-type="float" office:value="9.31151" calcext:value-type="float">
            <text:p>9,31151</text:p>
          </table:table-cell>
          <table:table-cell table:style-name="ce4" table:formula="of:=[.G9]/1000000" office:value-type="float" office:value="0.655997" calcext:value-type="float">
            <text:p>0,655997</text:p>
          </table:table-cell>
          <table:table-cell table:style-name="ce4" table:formula="of:=[.H9]/1000000" office:value-type="float" office:value="5.438228" calcext:value-type="float">
            <text:p>5,438228</text:p>
          </table:table-cell>
          <table:table-cell table:style-name="ce4" table:formula="of:=[.I9]/1000000" office:value-type="float" office:value="1.027905" calcext:value-type="float">
            <text:p>1,027905</text:p>
          </table:table-cell>
          <table:table-cell table:style-name="ce4" table:formula="of:=[.J9]/1000000" office:value-type="float" office:value="9.250585" calcext:value-type="float">
            <text:p>9,250585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table:formula="of:=[.B10]/10000" office:value-type="float" office:value="81" calcext:value-type="float">
            <text:p>81</text:p>
          </table:table-cell>
          <table:table-cell table:style-name="ce4" table:formula="of:=[.C10]/1000000" office:value-type="float" office:value="0.357906" calcext:value-type="float">
            <text:p>0,357906</text:p>
          </table:table-cell>
          <table:table-cell table:style-name="ce4" table:formula="of:=[.D10]/1000000" office:value-type="float" office:value="4.283857" calcext:value-type="float">
            <text:p>4,283857</text:p>
          </table:table-cell>
          <table:table-cell table:style-name="ce4" table:formula="of:=[.E10]/1000000" office:value-type="float" office:value="1.345897" calcext:value-type="float">
            <text:p>1,345897</text:p>
          </table:table-cell>
          <table:table-cell table:style-name="ce4" table:formula="of:=[.F10]/1000000" office:value-type="float" office:value="11.779454" calcext:value-type="float">
            <text:p>11,779454</text:p>
          </table:table-cell>
          <table:table-cell table:style-name="ce4" table:formula="of:=[.G10]/1000000" office:value-type="float" office:value="0.851153" calcext:value-type="float">
            <text:p>0,851153</text:p>
          </table:table-cell>
          <table:table-cell table:style-name="ce4" table:formula="of:=[.H10]/1000000" office:value-type="float" office:value="7.057274" calcext:value-type="float">
            <text:p>7,057274</text:p>
          </table:table-cell>
          <table:table-cell table:style-name="ce4" table:formula="of:=[.I10]/1000000" office:value-type="float" office:value="1.303212" calcext:value-type="float">
            <text:p>1,303212</text:p>
          </table:table-cell>
          <table:table-cell table:style-name="ce4" table:formula="of:=[.J10]/1000000" office:value-type="float" office:value="11.70255" calcext:value-type="float">
            <text:p>11,7025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[.B11]/10000" office:value-type="float" office:value="100" calcext:value-type="float">
            <text:p>100</text:p>
          </table:table-cell>
          <table:table-cell table:style-name="ce4" table:formula="of:=[.C11]/1000000" office:value-type="float" office:value="0.430597" calcext:value-type="float">
            <text:p>0,430597</text:p>
          </table:table-cell>
          <table:table-cell table:style-name="ce4" table:formula="of:=[.D11]/1000000" office:value-type="float" office:value="5.293259" calcext:value-type="float">
            <text:p>5,293259</text:p>
          </table:table-cell>
          <table:table-cell table:style-name="ce4" table:formula="of:=[.E11]/1000000" office:value-type="float" office:value="1.665932" calcext:value-type="float">
            <text:p>1,665932</text:p>
          </table:table-cell>
          <table:table-cell table:style-name="ce4" table:formula="of:=[.F11]/1000000" office:value-type="float" office:value="14.539129" calcext:value-type="float">
            <text:p>14,539129</text:p>
          </table:table-cell>
          <table:table-cell table:style-name="ce4" table:formula="of:=[.G11]/1000000" office:value-type="float" office:value="1.011136" calcext:value-type="float">
            <text:p>1,011136</text:p>
          </table:table-cell>
          <table:table-cell table:style-name="ce4" table:formula="of:=[.H11]/1000000" office:value-type="float" office:value="8.363243" calcext:value-type="float">
            <text:p>8,363243</text:p>
          </table:table-cell>
          <table:table-cell table:style-name="ce4" table:formula="of:=[.I11]/1000000" office:value-type="float" office:value="1.610832" calcext:value-type="float">
            <text:p>1,610832</text:p>
          </table:table-cell>
          <table:table-cell table:style-name="ce4" table:formula="of:=[.J11]/1000000" office:value-type="float" office:value="14.443704" calcext:value-type="float">
            <text:p>14,443704</text:p>
          </table:table-cell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3" table:number-rows-repeated="9">
          <table:table-cell table:style-name="Default"/>
          <table:table-cell table:number-columns-repeated="4"/>
          <table:table-cell table:style-name="ce5"/>
          <table:table-cell table:number-columns-repeated="9"/>
        </table:table-row>
        <table:table-row table:style-name="ro3">
          <table:table-cell table:style-name="Default"/>
          <table:table-cell table:number-columns-repeated="4"/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8:43:27.5459232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08:48:49.598010889</dc:date>
    <meta:editing-duration>PT35M43S</meta:editing-duration>
    <meta:editing-cycles>7</meta:editing-cycles>
    <meta:generator>LibreOffice/5.0.2.2$Linux_X86_64 LibreOffice_project/00m0$Build-2</meta:generator>
    <meta:document-statistic meta:table-count="1" meta:cell-count="2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478cm" xlink:href=".." xlink:type="simple" chart:class="chart:line" chart:style-name="ch1">
        <chart:title svg:x="7.75cm" svg:y="8.251cm" chart:style-name="ch2">
          <text:p>b) Xeon Phi</text:p>
        </chart:title>
        <chart:legend svg:x="0.22cm" svg:y="8.188cm" style:legend-expansion="custom" chartooo:width="7.4cm" chartooo:height="1.26cm" style:legend-expansion-aspect-ratio="5.87301587301587" chart:style-name="ch3"/>
        <chart:plot-area chart:style-name="ch4" table:cell-range-address="perf_vectorization.B13:perf_vectorization.B22 perf_vectorization.D13:perf_vectorization.D22 perf_vectorization.F13:perf_vectorization.F22 perf_vectorization.H13:perf_vectorization.H22 perf_vectorization.J13:perf_vectorization.J22" chart:data-source-has-labels="both" svg:x="1.435cm" svg:y="0.231cm" svg:width="14.241cm" svg:height="7.988cm">
          <chartooo:coordinate-region svg:x="2.056cm" svg:y="0.43cm" svg:width="13.341cm" svg:height="7.142cm"/>
          <chart:axis chart:dimension="x" chart:name="primary-x" chart:style-name="ch5" chartooo:axis-type="auto">
            <chartooo:date-scale/>
            <chart:title svg:x="11.5cm" svg:y="8.151cm" chart:style-name="ch6">
              <text:p>Grid Area (10^4 units)</text:p>
            </chart:title>
            <chart:categories table:cell-range-address="perf_vectorization.B13:perf_vectorization.B22"/>
          </chart:axis>
          <chart:axis chart:dimension="y" chart:name="primary-y" chart:style-name="ch7">
            <chart:title svg:x="0.552cm" svg:y="4.631cm" chart:style-name="ch8">
              <text:p>Time (s)</text:p>
            </chart:title>
            <chart:grid chart:style-name="ch9" chart:class="major"/>
          </chart:axis>
          <chart:series chart:style-name="ch10" chart:values-cell-range-address="perf_vectorization.D13:perf_vectorization.D22" loext:label-string="array_bool" chart:class="chart:line">
            <chart:data-point chart:repeated="10"/>
          </chart:series>
          <chart:series chart:style-name="ch11" chart:values-cell-range-address="perf_vectorization.F13:perf_vectorization.F22" loext:label-string="vector_bool" chart:class="chart:line">
            <chart:data-point chart:repeated="10"/>
          </chart:series>
          <chart:series chart:style-name="ch12" chart:values-cell-range-address="perf_vectorization.H13:perf_vectorization.H22" loext:label-string="array_bitset" chart:class="chart:line">
            <chart:data-point chart:repeated="10"/>
          </chart:series>
          <chart:series chart:style-name="ch13" chart:values-cell-range-address="perf_vectorization.J13:perf_vectorization.J22" loext:label-string="dynamic_bitset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_bool</text:p>
              </table:table-cell>
              <table:table-cell office:value-type="string">
                <text:p>vector_bool</text:p>
              </table:table-cell>
              <table:table-cell office:value-type="string">
                <text:p>array_bitset</text:p>
              </table:table-cell>
              <table:table-cell office:value-type="string">
                <text:p>dynamic_bitse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_vectorization.B13:perf_vectorization.B22</svg:desc>
                </draw:g>
              </table:table-cell>
              <table:table-cell office:value-type="float" office:value="0.051532">
                <text:p>0.051532</text:p>
                <draw:g>
                  <svg:desc>perf_vectorization.D13:perf_vectorization.D22</svg:desc>
                </draw:g>
              </table:table-cell>
              <table:table-cell office:value-type="float" office:value="0.149488">
                <text:p>0.149488</text:p>
                <draw:g>
                  <svg:desc>perf_vectorization.F13:perf_vectorization.F22</svg:desc>
                </draw:g>
              </table:table-cell>
              <table:table-cell office:value-type="float" office:value="0.104892">
                <text:p>0.104892</text:p>
                <draw:g>
                  <svg:desc>perf_vectorization.H13:perf_vectorization.H22</svg:desc>
                </draw:g>
              </table:table-cell>
              <table:table-cell office:value-type="float" office:value="0.148508">
                <text:p>0.148508</text:p>
                <draw:g>
                  <svg:desc>perf_vectorization.J13:perf_vectorization.J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06367">
                <text:p>0.206367</text:p>
              </table:table-cell>
              <table:table-cell office:value-type="float" office:value="0.589351">
                <text:p>0.589351</text:p>
              </table:table-cell>
              <table:table-cell office:value-type="float" office:value="0.419921">
                <text:p>0.419921</text:p>
              </table:table-cell>
              <table:table-cell office:value-type="float" office:value="0.585732">
                <text:p>0.5857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64304">
                <text:p>0.464304</text:p>
              </table:table-cell>
              <table:table-cell office:value-type="float" office:value="1.31816">
                <text:p>1.31816</text:p>
              </table:table-cell>
              <table:table-cell office:value-type="float" office:value="0.785645">
                <text:p>0.785645</text:p>
              </table:table-cell>
              <table:table-cell office:value-type="float" office:value="1.309375">
                <text:p>1.3093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31028">
                <text:p>0.831028</text:p>
              </table:table-cell>
              <table:table-cell office:value-type="float" office:value="2.337314">
                <text:p>2.337314</text:p>
              </table:table-cell>
              <table:table-cell office:value-type="float" office:value="1.466051">
                <text:p>1.466051</text:p>
              </table:table-cell>
              <table:table-cell office:value-type="float" office:value="2.321818">
                <text:p>2.3218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306169">
                <text:p>1.306169</text:p>
              </table:table-cell>
              <table:table-cell office:value-type="float" office:value="3.64619">
                <text:p>3.64619</text:p>
              </table:table-cell>
              <table:table-cell office:value-type="float" office:value="2.094062">
                <text:p>2.094062</text:p>
              </table:table-cell>
              <table:table-cell office:value-type="float" office:value="3.62271">
                <text:p>3.6227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895019">
                <text:p>1.895019</text:p>
              </table:table-cell>
              <table:table-cell office:value-type="float" office:value="5.245059">
                <text:p>5.245059</text:p>
              </table:table-cell>
              <table:table-cell office:value-type="float" office:value="3.138781">
                <text:p>3.138781</text:p>
              </table:table-cell>
              <table:table-cell office:value-type="float" office:value="5.211007">
                <text:p>5.21100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58382">
                <text:p>2.58382</text:p>
              </table:table-cell>
              <table:table-cell office:value-type="float" office:value="7.21662">
                <text:p>7.21662</text:p>
              </table:table-cell>
              <table:table-cell office:value-type="float" office:value="4.094125">
                <text:p>4.094125</text:p>
              </table:table-cell>
              <table:table-cell office:value-type="float" office:value="7.086519">
                <text:p>7.0865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377001">
                <text:p>3.377001</text:p>
              </table:table-cell>
              <table:table-cell office:value-type="float" office:value="9.31151">
                <text:p>9.31151</text:p>
              </table:table-cell>
              <table:table-cell office:value-type="float" office:value="5.438228">
                <text:p>5.438228</text:p>
              </table:table-cell>
              <table:table-cell office:value-type="float" office:value="9.250585">
                <text:p>9.2505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.283857">
                <text:p>4.283857</text:p>
              </table:table-cell>
              <table:table-cell office:value-type="float" office:value="11.779454">
                <text:p>11.779454</text:p>
              </table:table-cell>
              <table:table-cell office:value-type="float" office:value="7.057274">
                <text:p>7.057274</text:p>
              </table:table-cell>
              <table:table-cell office:value-type="float" office:value="11.70255">
                <text:p>11.702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293259">
                <text:p>5.293259</text:p>
              </table:table-cell>
              <table:table-cell office:value-type="float" office:value="14.539129">
                <text:p>14.539129</text:p>
              </table:table-cell>
              <table:table-cell office:value-type="float" office:value="8.363243">
                <text:p>8.363243</text:p>
              </table:table-cell>
              <table:table-cell office:value-type="float" office:value="14.443704">
                <text:p>14.443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478cm" xlink:href=".." xlink:type="simple" chart:class="chart:line" chart:style-name="ch1">
        <chart:title svg:x="7.75cm" svg:y="8.251cm" chart:style-name="ch2">
          <text:p>a) Xeon Host</text:p>
        </chart:title>
        <chart:legend svg:x="0.22cm" svg:y="8.19cm" style:legend-expansion="custom" chartooo:width="7.4cm" chartooo:height="1.26cm" style:legend-expansion-aspect-ratio="5.87301587301587" chart:style-name="ch3"/>
        <chart:plot-area chart:style-name="ch4" table:cell-range-address="perf_vectorization.B13:perf_vectorization.C22 perf_vectorization.E13:perf_vectorization.E22 perf_vectorization.G13:perf_vectorization.G22 perf_vectorization.I13:perf_vectorization.I22" chart:data-source-has-labels="both" svg:x="1.329cm" svg:y="0.231cm" svg:width="14.347cm" svg:height="7.988cm">
          <chartooo:coordinate-region svg:x="2.056cm" svg:y="0.43cm" svg:width="13.341cm" svg:height="7.142cm"/>
          <chart:axis chart:dimension="x" chart:name="primary-x" chart:style-name="ch5" chartooo:axis-type="auto">
            <chartooo:date-scale/>
            <chart:title svg:x="11.5cm" svg:y="8.151cm" chart:style-name="ch6">
              <text:p>Grid Area (10^4 units)</text:p>
            </chart:title>
            <chart:categories table:cell-range-address="perf_vectorization.B13:perf_vectorization.B22"/>
          </chart:axis>
          <chart:axis chart:dimension="y" chart:name="primary-y" chart:style-name="ch7">
            <chart:title svg:x="0.552cm" svg:y="4.633cm" chart:style-name="ch8">
              <text:p>Time (s)</text:p>
            </chart:title>
            <chart:grid chart:style-name="ch9" chart:class="major"/>
          </chart:axis>
          <chart:series chart:style-name="ch10" chart:values-cell-range-address="perf_vectorization.C13:perf_vectorization.C22" loext:label-string="array_bool" chart:class="chart:line">
            <chart:data-point chart:repeated="10"/>
          </chart:series>
          <chart:series chart:style-name="ch11" chart:values-cell-range-address="perf_vectorization.E13:perf_vectorization.E22" loext:label-string="vector_bool" chart:class="chart:line">
            <chart:data-point chart:repeated="10"/>
          </chart:series>
          <chart:series chart:style-name="ch12" chart:values-cell-range-address="perf_vectorization.G13:perf_vectorization.G22" loext:label-string="array_bitset" chart:class="chart:line">
            <chart:data-point chart:repeated="10"/>
          </chart:series>
          <chart:series chart:style-name="ch13" chart:values-cell-range-address="perf_vectorization.I13:perf_vectorization.I22" loext:label-string="dynamic_bitset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_bool</text:p>
              </table:table-cell>
              <table:table-cell office:value-type="string">
                <text:p>vector_bool</text:p>
              </table:table-cell>
              <table:table-cell office:value-type="string">
                <text:p>array_bitset</text:p>
              </table:table-cell>
              <table:table-cell office:value-type="string">
                <text:p>dynamic_bitse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_vectorization.B13:perf_vectorization.B22</svg:desc>
                </draw:g>
              </table:table-cell>
              <table:table-cell office:value-type="float" office:value="0.004015">
                <text:p>0.004015</text:p>
                <draw:g>
                  <svg:desc>perf_vectorization.C13:perf_vectorization.C22</svg:desc>
                </draw:g>
              </table:table-cell>
              <table:table-cell office:value-type="float" office:value="0.039847">
                <text:p>0.039847</text:p>
                <draw:g>
                  <svg:desc>perf_vectorization.E13:perf_vectorization.E22</svg:desc>
                </draw:g>
              </table:table-cell>
              <table:table-cell office:value-type="float" office:value="0.029594">
                <text:p>0.029594</text:p>
                <draw:g>
                  <svg:desc>perf_vectorization.G13:perf_vectorization.G22</svg:desc>
                </draw:g>
              </table:table-cell>
              <table:table-cell office:value-type="float" office:value="0.038729">
                <text:p>0.038729</text:p>
                <draw:g>
                  <svg:desc>perf_vectorization.I13:perf_vectorization.I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6872">
                <text:p>0.036872</text:p>
              </table:table-cell>
              <table:table-cell office:value-type="float" office:value="0.115641">
                <text:p>0.115641</text:p>
              </table:table-cell>
              <table:table-cell office:value-type="float" office:value="0.082487">
                <text:p>0.082487</text:p>
              </table:table-cell>
              <table:table-cell office:value-type="float" office:value="0.110824">
                <text:p>0.1108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1093">
                <text:p>0.071093</text:p>
              </table:table-cell>
              <table:table-cell office:value-type="float" office:value="0.161672">
                <text:p>0.161672</text:p>
              </table:table-cell>
              <table:table-cell office:value-type="float" office:value="0.130167">
                <text:p>0.130167</text:p>
              </table:table-cell>
              <table:table-cell office:value-type="float" office:value="0.171617">
                <text:p>0.1716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8062">
                <text:p>0.118062</text:p>
              </table:table-cell>
              <table:table-cell office:value-type="float" office:value="0.268558">
                <text:p>0.268558</text:p>
              </table:table-cell>
              <table:table-cell office:value-type="float" office:value="0.20677">
                <text:p>0.20677</text:p>
              </table:table-cell>
              <table:table-cell office:value-type="float" office:value="0.257802">
                <text:p>0.2578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26079">
                <text:p>0.126079</text:p>
              </table:table-cell>
              <table:table-cell office:value-type="float" office:value="0.417231">
                <text:p>0.417231</text:p>
              </table:table-cell>
              <table:table-cell office:value-type="float" office:value="0.254955">
                <text:p>0.254955</text:p>
              </table:table-cell>
              <table:table-cell office:value-type="float" office:value="0.402905">
                <text:p>0.4029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67159">
                <text:p>0.167159</text:p>
              </table:table-cell>
              <table:table-cell office:value-type="float" office:value="0.598276">
                <text:p>0.598276</text:p>
              </table:table-cell>
              <table:table-cell office:value-type="float" office:value="0.378195">
                <text:p>0.378195</text:p>
              </table:table-cell>
              <table:table-cell office:value-type="float" office:value="0.578708">
                <text:p>0.57870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36739">
                <text:p>0.236739</text:p>
              </table:table-cell>
              <table:table-cell office:value-type="float" office:value="0.813027">
                <text:p>0.813027</text:p>
              </table:table-cell>
              <table:table-cell office:value-type="float" office:value="0.486067">
                <text:p>0.486067</text:p>
              </table:table-cell>
              <table:table-cell office:value-type="float" office:value="0.787187">
                <text:p>0.7871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76997">
                <text:p>0.276997</text:p>
              </table:table-cell>
              <table:table-cell office:value-type="float" office:value="1.061033">
                <text:p>1.061033</text:p>
              </table:table-cell>
              <table:table-cell office:value-type="float" office:value="0.655997">
                <text:p>0.655997</text:p>
              </table:table-cell>
              <table:table-cell office:value-type="float" office:value="1.027905">
                <text:p>1.0279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357906">
                <text:p>0.357906</text:p>
              </table:table-cell>
              <table:table-cell office:value-type="float" office:value="1.345897">
                <text:p>1.345897</text:p>
              </table:table-cell>
              <table:table-cell office:value-type="float" office:value="0.851153">
                <text:p>0.851153</text:p>
              </table:table-cell>
              <table:table-cell office:value-type="float" office:value="1.303212">
                <text:p>1.3032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30597">
                <text:p>0.430597</text:p>
              </table:table-cell>
              <table:table-cell office:value-type="float" office:value="1.665932">
                <text:p>1.665932</text:p>
              </table:table-cell>
              <table:table-cell office:value-type="float" office:value="1.011136">
                <text:p>1.011136</text:p>
              </table:table-cell>
              <table:table-cell office:value-type="float" office:value="1.610832">
                <text:p>1.610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